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CredentialsProvider.getCredentials( HttpServletRequest reques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BasicCredentialsProvider.BasicCredentialsProvider( String defaultHeader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